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8c7" officeooo:paragraph-rsid="001c88c7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XYGEN</text:p>
      <text:p text:style-name="P1">--------------------------------</text:p>
      <text:p text:style-name="P1"/>
      <text:p text:style-name="P1">1-Per comentar el que fa una funció i les variables que se li han de donar</text:p>
      <text:p text:style-name="P1"/>
      <text:p text:style-name="P1">/**</text:p>
      <text:p text:style-name="P1"><text:s/>* @brief Variables char amb l'email emisor i receptor per defecte ← <text:span text:style-name="T1">Aqui no s’ha de posar el nom de la funció</text:span></text:p>
      <text:p text:style-name="P1"><text:s/>* @param <text:span text:style-name="T2">nom_variable</text:span>: punter a una estructura de tipus timer_t ← <text:span text:style-name="T1">S’ha de posar el nom de la funció</text:span></text:p>
      <text:p text:style-name="P1"><text:s/>*/</text:p>
      <text:p text:style-name="P1"><text:s/></text:p>
      <text:p text:style-name="P1"><text:s/>int funcio (int <text:span text:style-name="T2">nom_variable</text:span>){</text:p>
      <text:p text:style-name="P1"><text:s/></text:p>
      <text:p text:style-name="P1"><text:s/>}</text:p>
      <text:p text:style-name="P1"><text:s/></text:p>
      <text:p text:style-name="P1">2-Exemple per comentar una variable sola</text:p>
      <text:p text:style-name="P1"/>
      <text:p text:style-name="P1">/**</text:p>
      <text:p text:style-name="P1"><text:s/>* @brief Variable amb la temperatura mitjana</text:p>
      <text:p text:style-name="P1"><text:s/>*/</text:p>
      <text:p text:style-name="P1"><text:tab/>float temp_avgf;</text:p>
      <text:p text:style-name="P1"/>
      <text:p text:style-name="P1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6:54:15.527232783</meta:creation-date>
    <dc:date>2019-01-13T16:55:40.915829860</dc:date>
    <meta:editing-duration>PT1M29S</meta:editing-duration>
    <meta:editing-cycles>1</meta:editing-cycles>
    <meta:generator>LibreOffice/5.2.7.2$Linux_ARM_EABI LibreOffice_project/20m0$Build-2</meta:generator>
    <meta:document-statistic meta:table-count="0" meta:image-count="0" meta:object-count="0" meta:page-count="1" meta:paragraph-count="19" meta:word-count="83" meta:character-count="475" meta:non-whitespace-character-count="393"/>
  </office:meta>
</office:document-meta>
</file>